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date" office:date-value="2017-01-17" calcext:value-type="date">
            <text:p>01/17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28" calcext:value-type="date">
            <text:p>01/28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2-24" calcext:value-type="date">
            <text:p>02/24/17</text:p>
          </table:table-cell>
          <table:table-cell table:style-name="ce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5-05" calcext:value-type="date">
            <text:p>05/05/17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3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replaced ECtx with IntMap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formula="of:=[.C211]/[.D211]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82" calcext:value-type="float">
            <text:p>4.82</text:p>
          </table:table-cell>
          <table:table-cell office:value-type="float" office:value="0.03" calcext:value-type="float">
            <text:p>0.03</text:p>
          </table:table-cell>
          <table:table-cell table:formula="of:=[.C212]/[.D212]" office:value-type="float" office:value="160.666666666667" calcext:value-type="float">
            <text:p>16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table:formula="of:=[.C213]/[.D213]" office:value-type="float" office:value="172.1" calcext:value-type="float">
            <text:p>172.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64.48" calcext:value-type="float">
            <text:p>64.48</text:p>
          </table:table-cell>
          <table:table-cell office:value-type="float" office:value="0.35" calcext:value-type="float">
            <text:p>0.35</text:p>
          </table:table-cell>
          <table:table-cell table:formula="of:=[.C214]/[.D214]" office:value-type="float" office:value="184.228571428571" calcext:value-type="float">
            <text:p>184.2285714286</text:p>
          </table:table-cell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3:35:48.967859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0T23:44:21.979737247</dc:date>
    <dc:creator>jennifer </dc:creator>
    <meta:editing-duration>PT17H27M15S</meta:editing-duration>
    <meta:editing-cycles>13</meta:editing-cycles>
    <meta:generator>LibreOffice/5.1.6.2$Linux_X86_64 LibreOffice_project/10m0$Build-2</meta:generator>
    <meta:document-statistic meta:table-count="4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